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13cm" fo:break-before="auto" style:use-optimal-row-height="true"/>
    </style:style>
    <style:style style:name="ro28" style:family="table-row">
      <style:table-row-properties style:row-height="3.463cm" fo:break-before="auto" style:use-optimal-row-height="true"/>
    </style:style>
    <style:style style:name="ro29" style:family="table-row">
      <style:table-row-properties style:row-height="2.485cm" fo:break-before="auto" style:use-optimal-row-height="true"/>
    </style:style>
    <style:style style:name="ro30" style:family="table-row">
      <style:table-row-properties style:row-height="2.868cm" fo:break-before="auto" style:use-optimal-row-height="true"/>
    </style:style>
    <style:style style:name="ro31" style:family="table-row">
      <style:table-row-properties style:row-height="2.974cm" fo:break-before="auto" style:use-optimal-row-height="true"/>
    </style:style>
    <style:style style:name="ro3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31"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766cm" loext:decorative="false"/>
      <style:paragraph-properties style:writing-mode="lr-tb"/>
    </style:style>
    <style:style style:name="gr11" style:family="graphic" style:parent-style-name="Note">
      <style:graphic-properties fo:min-height="2.61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674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779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31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7">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7">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20:15:00</dc:date>
              <text:p>no mixed data types</text:p>
            </office:annotation>
            <text:p><text:a xlink:href="https://docs.aws.amazon.com/redshift/latest/dg/r_array.html" xlink:type="simple">array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7">
          <table:table-cell/>
          <table:table-cell table:style-name="ce208" office:value-type="string" calcext:value-type="string">
            <office:annotation draw:style-name="gr5"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9" svg:width="5.411cm" svg:height="2.865cm" svg:x="11.206cm" svg:y="9.727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0"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1">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1">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31"/>
        <table:table-column table:style-name="co52" table:default-cell-style-name="ce117"/>
        <table:table-column table:style-name="co2" table:default-cell-style-name="ce231"/>
        <table:table-column table:style-name="co53" table:default-cell-style-name="ce117"/>
        <table:table-column table:style-name="co54" table:default-cell-style-name="ce231"/>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1" svg:width="2.899cm" svg:height="2.816cm" svg:x="9.164cm" svg:y="13.613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0"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20:03:16.8618969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9T20:59:10.928851639</dc:date>
    <dc:creator>Andreas Reichel</dc:creator>
    <meta:editing-duration>P5DT16H51M16S</meta:editing-duration>
    <meta:editing-cycles>151</meta:editing-cycles>
    <meta:generator>LibreOffice/24.2.2.2$Linux_X86_64 LibreOffice_project/a7b2f24c2ed9bf29ab9f41c0aa22edaed88781c9</meta:generator>
    <meta:document-statistic meta:table-count="20" meta:cell-count="4265" meta:object-count="0"/>
  </office:meta>
</office:document-meta>
</file>